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33a3a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808080" draw:marker-end="" draw:marker-end-width="0.3cm" draw:textarea-horizontal-align="center" draw:textarea-vertical-align="middle"/>
    </style:style>
    <style:style style:name="gr7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fill-color="#94bd5e" draw:textarea-horizontal-align="center" draw:textarea-vertical-align="middle"/>
    </style:style>
    <style:style style:name="gr13" style:family="graphic" style:parent-style-name="standard">
      <style:graphic-properties draw:stroke="dash" draw:stroke-dash="Fine_20_Dashed" svg:stroke-color="#80808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Ultrafine_20_Dashed" svg:stroke-color="#808080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" draw:marker-start-width="0.356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color="#808080" draw:marker-end="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rect draw:style-name="gr1" draw:text-style-name="P1" draw:id="id4" draw:layer="layout" svg:width="6.985cm" svg:height="1.27cm" svg:x="10.963cm" svg:y="5.34cm">
          <text:p text:style-name="P1">IEventDispatcher</text:p>
        </draw:rect>
        <draw:rect draw:style-name="gr2" draw:text-style-name="P2" draw:id="id2" draw:layer="layout" svg:width="6.985cm" svg:height="1.27cm" svg:x="10.964cm" svg:y="8.54cm">
          <text:p text:style-name="P1">ILoadManager</text:p>
        </draw:rect>
        <draw:rect draw:style-name="gr2" draw:text-style-name="P2" draw:id="id1" draw:layer="layout" svg:width="6.985cm" svg:height="1.27cm" svg:x="7.065cm" svg:y="12.34cm">
          <text:p text:style-name="P1">IMassLoader</text:p>
        </draw:rect>
        <draw:rect draw:style-name="gr2" draw:text-style-name="P2" draw:id="id3" draw:layer="layout" svg:width="6.985cm" svg:height="1.27cm" svg:x="14.466cm" svg:y="12.34cm">
          <text:p text:style-name="P1">ILoadableFile</text:p>
        </draw:rect>
        <draw:connector draw:style-name="gr3" draw:text-style-name="P2" draw:layer="layout" draw:type="line" svg:x1="10.557cm" svg:y1="12.34cm" svg:x2="14.456cm" svg:y2="9.81cm" draw:start-shape="id1" draw:start-glue-point="0" draw:end-shape="id2" draw:end-glue-point="2" svg:d="m10557 12340 3899-2530">
          <text:p text:style-name="P1">extends</text:p>
        </draw:connector>
        <draw:connector draw:style-name="gr3" draw:text-style-name="P2" draw:layer="layout" draw:type="line" svg:x1="17.958cm" svg:y1="12.34cm" svg:x2="14.456cm" svg:y2="9.81cm" draw:start-shape="id3" draw:start-glue-point="0" draw:end-shape="id2" draw:end-glue-point="2" svg:d="m17958 12340-3502-2530">
          <text:p text:style-name="P1">extends</text:p>
        </draw:connector>
        <draw:connector draw:style-name="gr3" draw:text-style-name="P2" draw:layer="layout" draw:type="line" svg:x1="14.456cm" svg:y1="8.54cm" svg:x2="14.455cm" svg:y2="6.61cm" draw:start-shape="id2" draw:start-glue-point="0" draw:end-shape="id4" draw:end-glue-point="2" svg:d="m14456 8540-1-1930">
          <text:p text:style-name="P1">extends</text:p>
        </draw:connector>
        <draw:rect draw:style-name="gr4" draw:text-style-name="P1" draw:layer="layout" svg:width="0.635cm" svg:height="0.635cm" svg:x="0.635cm" svg:y="17.78cm">
          <text:p text:style-name="P3"/>
        </draw:rect>
        <draw:frame draw:style-name="gr5" draw:text-style-name="P3" draw:layer="layout" svg:width="7.62cm" svg:height="0.962cm" svg:x="1.305cm" svg:y="17.615cm">
          <draw:text-box>
            <text:p text:style-name="P3">Classes</text:p>
          </draw:text-box>
        </draw:frame>
        <draw:rect draw:style-name="gr2" draw:text-style-name="P2" draw:layer="layout" svg:width="0.635cm" svg:height="0.635cm" svg:x="0.635cm" svg:y="19.05cm">
          <text:p text:style-name="P3"/>
        </draw:rect>
        <draw:frame draw:style-name="gr5" draw:text-style-name="P3" draw:layer="layout" svg:width="7.62cm" svg:height="0.962cm" svg:x="1.305cm" svg:y="18.915cm">
          <draw:text-box>
            <text:p text:style-name="P3">Interfaces</text:p>
          </draw:text-box>
        </draw:frame>
        <draw:frame presentation:style-name="pr1" draw:layer="layout" svg:width="25.199cm" svg:height="3.256cm" svg:x="1.4cm" svg:y="0.962cm" presentation:class="title">
          <draw:text-box>
            <text:p text:style-name="P3">Core architecture</text:p>
          </draw:text-box>
        </draw:frame>
        <draw:connector draw:style-name="gr6" draw:text-style-name="P2" draw:id="id5" draw:layer="layout" draw:type="line" svg:x1="7.065cm" svg:y1="12.975cm" svg:x2="5.237cm" svg:y2="10.627cm" draw:start-shape="id1" svg:d="m7065 12975-1828-2348">
          <text:p text:style-name="P3"/>
        </draw:connector>
        <draw:connector draw:style-name="gr7" draw:text-style-name="P2" draw:layer="layout" draw:type="line" svg:x1="5.237cm" svg:y1="10.627cm" svg:x2="10.964cm" svg:y2="9.175cm" draw:start-shape="id5" draw:start-glue-point="3" draw:end-shape="id2" draw:end-glue-point="3" svg:d="m5237 10627 5727-1452">
          <text:p text:style-name="P3"/>
        </draw:connector>
        <draw:rect draw:style-name="gr2" draw:text-style-name="P2" draw:id="id6" draw:layer="layout" svg:width="6.985cm" svg:height="1.27cm" svg:x="19.265cm" svg:y="8.54cm">
          <text:p text:style-name="P1">INetStateManager</text:p>
        </draw:rect>
        <draw:connector draw:style-name="gr3" draw:text-style-name="P2" draw:layer="layout" draw:type="line" svg:x1="17.958cm" svg:y1="12.34cm" svg:x2="22.757cm" svg:y2="9.81cm" draw:start-shape="id3" draw:start-glue-point="0" draw:end-shape="id6" draw:end-glue-point="2" svg:d="m17958 12340 4799-2530">
          <text:p text:style-name="P1">extends</text:p>
        </draw:connector>
        <draw:rect draw:style-name="gr4" draw:text-style-name="P1" draw:id="id7" draw:layer="layout" svg:width="6.985cm" svg:height="1.27cm" svg:x="19.257cm" svg:y="5.38cm">
          <text:p text:style-name="P1">NetState</text:p>
        </draw:rect>
        <draw:connector draw:style-name="gr8" draw:text-style-name="P2" draw:layer="layout" draw:type="line" svg:x1="22.749cm" svg:y1="6.65cm" svg:x2="22.757cm" svg:y2="8.54cm" draw:start-shape="id7" draw:start-glue-point="2" draw:end-shape="id6" draw:end-glue-point="0" svg:d="m22749 6650 8 1890">
          <text:p text:style-name="P3"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rect draw:style-name="gr2" draw:text-style-name="P2" draw:id="id9" draw:layer="layout" svg:width="6.985cm" svg:height="1.27cm" svg:x="16.26cm" svg:y="5.41cm">
          <text:p text:style-name="P1">IMassLoader</text:p>
        </draw:rect>
        <draw:rect draw:style-name="gr4" draw:text-style-name="P1" draw:id="id8" draw:layer="layout" svg:width="6.985cm" svg:height="1.27cm" svg:x="16.26cm" svg:y="8.585cm">
          <text:p text:style-name="P1">MassLoader</text:p>
        </draw:rect>
        <draw:connector draw:style-name="gr10" draw:text-style-name="P2" draw:layer="layout" draw:type="line" svg:x1="19.752cm" svg:y1="8.585cm" svg:x2="19.752cm" svg:y2="6.68cm" draw:start-shape="id8" draw:start-glue-point="0" draw:end-shape="id9" draw:end-glue-point="2" svg:d="m19752 8585v-1905">
          <text:p text:style-name="P1">implements</text:p>
        </draw:connector>
        <draw:rect draw:style-name="gr4" draw:text-style-name="P1" draw:id="id10" draw:layer="layout" svg:width="6.985cm" svg:height="1.27cm" svg:x="16.261cm" svg:y="12.085cm">
          <text:p text:style-name="P1">PriorityMassLoader</text:p>
        </draw:rect>
        <draw:connector draw:style-name="gr3" draw:text-style-name="P2" draw:layer="layout" draw:type="line" svg:x1="19.753cm" svg:y1="12.085cm" svg:x2="19.752cm" svg:y2="9.855cm" draw:start-shape="id10" draw:start-glue-point="0" draw:end-shape="id8" draw:end-glue-point="2" svg:d="m19753 12085-1-2230">
          <text:p text:style-name="P1">extends</text:p>
        </draw:connector>
        <draw:rect draw:style-name="gr4" draw:text-style-name="P1" draw:id="id11" draw:layer="layout" svg:width="6.985cm" svg:height="1.27cm" svg:x="16.262cm" svg:y="16.185cm">
          <text:p text:style-name="P1">ApplicationMassLoader</text:p>
        </draw:rect>
        <draw:connector draw:style-name="gr3" draw:text-style-name="P2" draw:layer="layout" draw:type="line" svg:x1="19.754cm" svg:y1="16.185cm" svg:x2="19.753cm" svg:y2="13.355cm" draw:start-shape="id11" draw:start-glue-point="0" draw:end-shape="id10" draw:end-glue-point="2" svg:d="m19754 16185-1-2830">
          <text:p text:style-name="P1">extends</text:p>
        </draw:connector>
        <draw:rect draw:style-name="gr4" draw:text-style-name="P1" draw:layer="layout" svg:width="0.635cm" svg:height="0.635cm" svg:x="0.635cm" svg:y="17.78cm">
          <text:p text:style-name="P3"/>
        </draw:rect>
        <draw:frame draw:style-name="gr5" draw:text-style-name="P3" draw:layer="layout" svg:width="7.62cm" svg:height="0.962cm" svg:x="1.305cm" svg:y="17.615cm">
          <draw:text-box>
            <text:p text:style-name="P3">Classes</text:p>
          </draw:text-box>
        </draw:frame>
        <draw:rect draw:style-name="gr2" draw:text-style-name="P2" draw:layer="layout" svg:width="0.635cm" svg:height="0.635cm" svg:x="0.635cm" svg:y="19.05cm">
          <text:p text:style-name="P3"/>
        </draw:rect>
        <draw:frame draw:style-name="gr5" draw:text-style-name="P3" draw:layer="layout" svg:width="7.62cm" svg:height="0.962cm" svg:x="1.305cm" svg:y="18.915cm">
          <draw:text-box>
            <text:p text:style-name="P3">Interfaces</text:p>
          </draw:text-box>
        </draw:frame>
        <draw:rect draw:style-name="gr2" draw:text-style-name="P2" draw:id="id12" draw:layer="layout" svg:width="6.985cm" svg:height="1.27cm" svg:x="2.961cm" svg:y="5.41cm">
          <text:p text:style-name="P1">ILoadInfo</text:p>
        </draw:rect>
        <draw:rect draw:style-name="gr2" draw:text-style-name="P2" draw:id="id13" draw:layer="layout" svg:width="6.985cm" svg:height="1.27cm" svg:x="2.962cm" svg:y="7.11cm">
          <text:p text:style-name="P1">ILoadPolicy</text:p>
        </draw:rect>
        <draw:connector draw:style-name="gr11" draw:text-style-name="P2" draw:layer="layout" draw:type="line" svg:x1="9.946cm" svg:y1="6.045cm" svg:x2="16.26cm" svg:y2="6.045cm" draw:start-shape="id12" draw:start-glue-point="1" draw:end-shape="id9" draw:end-glue-point="3" svg:d="m9946 6045h6314">
          <text:p text:style-name="P3"/>
        </draw:connector>
        <draw:connector draw:style-name="gr11" draw:text-style-name="P2" draw:layer="layout" draw:type="line" svg:x1="9.947cm" svg:y1="7.745cm" svg:x2="16.26cm" svg:y2="6.045cm" draw:start-shape="id13" draw:start-glue-point="1" draw:end-shape="id9" draw:end-glue-point="3" svg:d="m9947 7745 6313-1700">
          <text:p text:style-name="P3"/>
        </draw:connector>
        <draw:rect draw:style-name="gr4" draw:text-style-name="P1" draw:id="id14" draw:layer="layout" svg:width="6.985cm" svg:height="1.27cm" svg:x="2.961cm" svg:y="10.585cm">
          <text:p text:style-name="P1">DefaultLoadPolicy</text:p>
        </draw:rect>
        <draw:connector draw:style-name="gr10" draw:text-style-name="P1" draw:layer="layout" draw:type="line" svg:x1="6.453cm" svg:y1="10.585cm" svg:x2="6.454cm" svg:y2="8.38cm" draw:start-shape="id14" draw:start-glue-point="0" draw:end-shape="id13" draw:end-glue-point="2" svg:d="m6453 10585 1-2205">
          <text:p text:style-name="P1">implements</text:p>
        </draw:connector>
        <draw:frame presentation:style-name="pr1" draw:layer="layout" svg:width="25.199cm" svg:height="3.256cm" svg:x="1.4cm" svg:y="0.962cm" presentation:class="title">
          <draw:text-box>
            <text:p text:style-name="P3">IMassLoader</text:p>
          </draw:text-box>
        </draw:frame>
        <draw:connector draw:style-name="gr8" draw:text-style-name="P2" draw:layer="layout" draw:type="line" svg:x1="16.26cm" svg:y1="9.22cm" svg:x2="9.946cm" svg:y2="11.22cm" draw:start-shape="id8" draw:start-glue-point="3" draw:end-shape="id14" draw:end-glue-point="1" svg:d="m16260 9220-6314 2000">
          <text:p text:style-name="P3"/>
        </draw:connector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rect draw:style-name="gr2" draw:text-style-name="P2" draw:id="id16" draw:layer="layout" svg:width="6.985cm" svg:height="1.27cm" svg:x="10.795cm" svg:y="5.08cm">
          <text:p text:style-name="P1">ILoadableFile</text:p>
        </draw:rect>
        <draw:rect draw:style-name="gr4" draw:text-style-name="P1" draw:layer="layout" svg:width="0.635cm" svg:height="0.635cm" svg:x="0.635cm" svg:y="17.78cm">
          <text:p text:style-name="P3"/>
        </draw:rect>
        <draw:frame draw:style-name="gr5" draw:text-style-name="P3" draw:layer="layout" svg:width="7.62cm" svg:height="0.962cm" svg:x="1.305cm" svg:y="17.615cm">
          <draw:text-box>
            <text:p text:style-name="P3">Public Classes</text:p>
          </draw:text-box>
        </draw:frame>
        <draw:rect draw:style-name="gr2" draw:text-style-name="P2" draw:layer="layout" svg:width="0.635cm" svg:height="0.635cm" svg:x="0.635cm" svg:y="19.05cm">
          <text:p text:style-name="P3"/>
        </draw:rect>
        <draw:frame draw:style-name="gr5" draw:text-style-name="P3" draw:layer="layout" svg:width="7.62cm" svg:height="0.962cm" svg:x="1.305cm" svg:y="18.915cm">
          <draw:text-box>
            <text:p text:style-name="P3">Public Interfaces</text:p>
          </draw:text-box>
        </draw:frame>
        <draw:rect draw:style-name="gr4" draw:text-style-name="P1" draw:id="id15" draw:layer="layout" svg:width="6.985cm" svg:height="1.27cm" svg:x="10.795cm" svg:y="8.255cm">
          <text:p text:style-name="P1">AbstractLoadableFile</text:p>
        </draw:rect>
        <draw:connector draw:style-name="gr10" draw:text-style-name="P2" draw:layer="layout" draw:type="line" svg:x1="14.287cm" svg:y1="8.255cm" svg:x2="14.287cm" svg:y2="6.35cm" draw:start-shape="id15" draw:start-glue-point="0" draw:end-shape="id16" draw:end-glue-point="2" svg:d="m14287 8255v-1905">
          <text:p text:style-name="P1">implements</text:p>
        </draw:connector>
        <draw:rect draw:style-name="gr12" draw:text-style-name="P1" draw:id="id17" draw:layer="layout" svg:width="6.985cm" svg:height="1.27cm" svg:x="4.896cm" svg:y="11.755cm">
          <text:p text:style-name="P1">LLoadableFile</text:p>
        </draw:rect>
        <draw:rect draw:style-name="gr12" draw:text-style-name="P1" draw:id="id19" draw:layer="layout" svg:width="6.985cm" svg:height="1.27cm" svg:x="16.997cm" svg:y="11.755cm">
          <text:p text:style-name="P1">ULoadableFile</text:p>
        </draw:rect>
        <draw:rect draw:style-name="gr12" draw:text-style-name="P1" draw:id="id18" draw:layer="layout" svg:width="6.985cm" svg:height="1.27cm" svg:x="4.875cm" svg:y="13.57cm">
          <text:p text:style-name="P1">SLoadableFile</text:p>
        </draw:rect>
        <draw:rect draw:style-name="gr12" draw:text-style-name="P1" draw:id="id20" draw:layer="layout" svg:width="6.985cm" svg:height="1.27cm" svg:x="16.998cm" svg:y="13.555cm">
          <text:p text:style-name="P1">ULoadableFile</text:p>
        </draw:rect>
        <draw:connector draw:style-name="gr3" draw:text-style-name="P2" draw:layer="layout" draw:type="line" svg:x1="8.388cm" svg:y1="11.755cm" svg:x2="14.287cm" svg:y2="9.525cm" draw:start-shape="id17" draw:start-glue-point="0" draw:end-shape="id15" draw:end-glue-point="2" svg:d="m8388 11755 5899-2230">
          <text:p text:style-name="P1">extends</text:p>
        </draw:connector>
        <draw:connector draw:style-name="gr3" draw:text-style-name="P2" draw:layer="layout" draw:type="line" svg:x1="11.86cm" svg:y1="14.205cm" svg:x2="14.287cm" svg:y2="9.525cm" draw:start-shape="id18" draw:start-glue-point="1" draw:end-shape="id15" draw:end-glue-point="2" svg:d="m11860 14205 2427-4680">
          <text:p text:style-name="P1">extends</text:p>
        </draw:connector>
        <draw:connector draw:style-name="gr3" draw:text-style-name="P2" draw:layer="layout" draw:type="line" svg:x1="20.489cm" svg:y1="11.755cm" svg:x2="14.287cm" svg:y2="9.525cm" draw:start-shape="id19" draw:start-glue-point="0" draw:end-shape="id15" draw:end-glue-point="2" svg:d="m20489 11755-6202-2230">
          <text:p text:style-name="P1">extends</text:p>
        </draw:connector>
        <draw:connector draw:style-name="gr3" draw:text-style-name="P2" draw:layer="layout" draw:type="line" svg:x1="16.998cm" svg:y1="14.19cm" svg:x2="14.287cm" svg:y2="9.525cm" draw:start-shape="id20" draw:start-glue-point="3" draw:end-shape="id15" draw:end-glue-point="2" svg:d="m16998 14190-2711-4665">
          <text:p text:style-name="P1">extends</text:p>
        </draw:connector>
        <draw:rect draw:style-name="gr12" draw:text-style-name="P1" draw:layer="layout" svg:width="0.635cm" svg:height="0.635cm" svg:x="0.635cm" svg:y="16.51cm">
          <text:p text:style-name="P3"/>
        </draw:rect>
        <draw:frame draw:style-name="gr5" draw:text-style-name="P3" draw:layer="layout" svg:width="7.62cm" svg:height="0.962cm" svg:x="1.305cm" svg:y="16.415cm">
          <draw:text-box>
            <text:p text:style-name="P3">Internal Classes</text:p>
          </draw:text-box>
        </draw:frame>
        <draw:rect draw:style-name="gr4" draw:text-style-name="P1" draw:id="id21" draw:layer="layout" svg:width="6.985cm" svg:height="1.27cm" svg:x="10.795cm" svg:y="17.345cm">
          <text:p text:style-name="P1">LoadableFileFactory</text:p>
        </draw:rect>
        <draw:connector draw:style-name="gr13" draw:text-style-name="P2" draw:layer="layout" draw:type="line" svg:x1="14.287cm" svg:y1="17.345cm" svg:x2="8.367cm" svg:y2="14.84cm" draw:start-shape="id21" draw:start-glue-point="0" draw:end-shape="id18" draw:end-glue-point="2" svg:d="m14287 17345-5920-2505">
          <text:p text:style-name="P3"/>
        </draw:connector>
        <draw:connector draw:style-name="gr13" draw:text-style-name="P2" draw:layer="layout" draw:type="line" svg:x1="14.287cm" svg:y1="17.345cm" svg:x2="20.49cm" svg:y2="14.825cm" draw:start-shape="id21" draw:start-glue-point="0" draw:end-shape="id20" draw:end-glue-point="2" svg:d="m14287 17345 6203-2520">
          <text:p text:style-name="P3"/>
        </draw:connector>
        <draw:connector draw:style-name="gr13" draw:text-style-name="P2" draw:layer="layout" draw:type="line" svg:x1="14.287cm" svg:y1="17.345cm" svg:x2="16.997cm" svg:y2="12.39cm" draw:start-shape="id21" draw:start-glue-point="0" draw:end-shape="id19" draw:end-glue-point="3" svg:d="m14287 17345 2710-4955">
          <text:p text:style-name="P3"/>
        </draw:connector>
        <draw:connector draw:style-name="gr13" draw:text-style-name="P2" draw:layer="layout" draw:type="line" svg:x1="14.287cm" svg:y1="17.345cm" svg:x2="11.881cm" svg:y2="12.39cm" draw:start-shape="id21" draw:start-glue-point="0" draw:end-shape="id17" draw:end-glue-point="1" svg:d="m14287 17345-2406-4955">
          <text:p text:style-name="P3"/>
        </draw:connector>
        <draw:frame presentation:style-name="pr1" draw:layer="layout" svg:width="25.199cm" svg:height="3.256cm" svg:x="1.4cm" svg:y="0.962cm" presentation:class="title">
          <draw:text-box>
            <text:p text:style-name="P3">ILoadableFile</text:p>
          </draw:text-box>
        </draw:frame>
        <draw:rect draw:style-name="gr2" draw:text-style-name="P2" draw:id="id22" draw:layer="layout" svg:width="6.985cm" svg:height="1.27cm" svg:x="1.296cm" svg:y="8.38cm">
          <text:p text:style-name="P1">IRootDocument</text:p>
        </draw:rect>
        <draw:connector draw:style-name="gr14" draw:text-style-name="P2" draw:layer="layout" draw:type="line" svg:x1="8.388cm" svg:y1="11.755cm" svg:x2="4.788cm" svg:y2="9.65cm" draw:start-shape="id17" draw:start-glue-point="0" draw:end-shape="id22" draw:end-glue-point="2" svg:d="m8388 11755-3600-2105">
          <text:p text:style-name="P3"/>
        </draw:connector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LoadableFileFactory</text:p>
          </draw:text-box>
        </draw:frame>
        <draw:rect draw:style-name="gr4" draw:text-style-name="P1" draw:id="id25" draw:layer="layout" svg:width="6.985cm" svg:height="1.27cm" svg:x="16.005cm" svg:y="7.085cm">
          <text:p text:style-name="P1">LoadableFileFactory</text:p>
        </draw:rect>
        <draw:rect draw:style-name="gr4" draw:text-style-name="P1" draw:layer="layout" svg:width="0.635cm" svg:height="0.635cm" svg:x="0.635cm" svg:y="17.78cm">
          <text:p text:style-name="P3"/>
        </draw:rect>
        <draw:frame draw:style-name="gr5" draw:text-style-name="P3" draw:layer="layout" svg:width="7.62cm" svg:height="0.962cm" svg:x="1.305cm" svg:y="17.615cm">
          <draw:text-box>
            <text:p text:style-name="P3">Classes</text:p>
          </draw:text-box>
        </draw:frame>
        <draw:rect draw:style-name="gr2" draw:text-style-name="P2" draw:layer="layout" svg:width="0.635cm" svg:height="0.635cm" svg:x="0.635cm" svg:y="19.05cm">
          <text:p text:style-name="P3"/>
        </draw:rect>
        <draw:frame draw:style-name="gr5" draw:text-style-name="P3" draw:layer="layout" svg:width="7.62cm" svg:height="0.962cm" svg:x="1.305cm" svg:y="18.915cm">
          <draw:text-box>
            <text:p text:style-name="P3">Interfaces</text:p>
          </draw:text-box>
        </draw:frame>
        <draw:rect draw:style-name="gr2" draw:text-style-name="P2" draw:id="id24" draw:layer="layout" svg:width="6.985cm" svg:height="1.27cm" svg:x="4.575cm" svg:y="7.085cm">
          <text:p text:style-name="P1">ILoadableFileSelector</text:p>
        </draw:rect>
        <draw:rect draw:style-name="gr4" draw:text-style-name="P1" draw:id="id23" draw:layer="layout" svg:width="6.985cm" svg:height="1.27cm" svg:x="4.575cm" svg:y="11.525cm">
          <text:p text:style-name="P1">ExtensionFileSelector</text:p>
        </draw:rect>
        <draw:connector draw:style-name="gr10" draw:text-style-name="P2" draw:layer="layout" draw:type="line" svg:x1="8.067cm" svg:y1="11.525cm" svg:x2="8.067cm" svg:y2="8.355cm" draw:start-shape="id23" draw:start-glue-point="0" draw:end-shape="id24" draw:end-glue-point="2" svg:d="m8067 11525v-3170">
          <text:p text:style-name="P1">implements</text:p>
        </draw:connector>
        <draw:connector draw:style-name="gr8" draw:text-style-name="P2" draw:layer="layout" draw:type="line" svg:x1="11.56cm" svg:y1="7.72cm" svg:x2="16.005cm" svg:y2="7.72cm" draw:start-shape="id24" draw:start-glue-point="1" draw:end-shape="id25" draw:end-glue-point="3" svg:d="m11560 7720h4445">
          <text:p text:style-name="P3"/>
        </draw:connector>
        <draw:connector draw:style-name="gr15" draw:text-style-name="P2" draw:layer="layout" draw:type="line" svg:x1="19.497cm" svg:y1="8.355cm" svg:x2="11.56cm" svg:y2="12.16cm" draw:start-shape="id25" draw:start-glue-point="2" draw:end-shape="id23" draw:end-glue-point="1" svg:d="m19497 8355-7937 3805">
          <text:p text:style-name="P3"/>
        </draw:connector>
        <draw:rect draw:style-name="gr2" draw:text-style-name="P2" draw:id="id26" draw:layer="layout" svg:width="6.985cm" svg:height="1.27cm" svg:x="16.64cm" svg:y="12.165cm">
          <text:p text:style-name="P1">ILoadableFile</text:p>
        </draw:rect>
        <draw:connector draw:style-name="gr14" draw:text-style-name="P2" draw:layer="layout" draw:type="line" svg:x1="19.497cm" svg:y1="8.355cm" svg:x2="20.132cm" svg:y2="12.165cm" draw:start-shape="id25" draw:start-glue-point="2" draw:end-shape="id26" draw:end-glue-point="0" svg:d="m19497 8355 635 3810">
          <text:p text:style-name="P3"/>
        </draw:connector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ApplicationMassLoader</text:p>
          </draw:text-box>
        </draw:frame>
        <draw:rect draw:style-name="gr4" draw:text-style-name="P1" draw:id="id27" draw:layer="layout" svg:width="6.985cm" svg:height="1.27cm" svg:x="16.405cm" svg:y="11.065cm">
          <text:p text:style-name="P1">ApplicationMassLoader</text:p>
        </draw:rect>
        <draw:rect draw:style-name="gr4" draw:text-style-name="P1" draw:layer="layout" svg:width="0.635cm" svg:height="0.635cm" svg:x="0.635cm" svg:y="17.78cm">
          <text:p text:style-name="P3"/>
        </draw:rect>
        <draw:frame draw:style-name="gr5" draw:text-style-name="P3" draw:layer="layout" svg:width="7.62cm" svg:height="0.962cm" svg:x="1.305cm" svg:y="17.615cm">
          <draw:text-box>
            <text:p text:style-name="P3">Classes</text:p>
          </draw:text-box>
        </draw:frame>
        <draw:rect draw:style-name="gr2" draw:text-style-name="P2" draw:layer="layout" svg:width="0.635cm" svg:height="0.635cm" svg:x="0.635cm" svg:y="19.05cm">
          <text:p text:style-name="P3"/>
        </draw:rect>
        <draw:frame draw:style-name="gr5" draw:text-style-name="P3" draw:layer="layout" svg:width="7.62cm" svg:height="0.962cm" svg:x="1.305cm" svg:y="18.915cm">
          <draw:text-box>
            <text:p text:style-name="P3">Interfaces</text:p>
          </draw:text-box>
        </draw:frame>
        <draw:rect draw:style-name="gr4" draw:text-style-name="P1" draw:id="id28" draw:layer="layout" svg:width="6.985cm" svg:height="1.27cm" svg:x="5.68cm" svg:y="11.065cm">
          <text:p text:style-name="P1">ApplicationFile</text:p>
        </draw:rect>
        <draw:rect draw:style-name="gr4" draw:text-style-name="P1" draw:id="id29" draw:layer="layout" svg:width="6.985cm" svg:height="1.27cm" svg:x="5.681cm" svg:y="7.865cm">
          <text:p text:style-name="P1">ApplicationContext</text:p>
        </draw:rect>
        <draw:rect draw:style-name="gr4" draw:text-style-name="P1" draw:id="id30" draw:layer="layout" svg:width="6.985cm" svg:height="1.27cm" svg:x="5.68cm" svg:y="14.005cm">
          <text:p text:style-name="P1">ApplicationFileParser</text:p>
        </draw:rect>
        <draw:connector draw:style-name="gr8" draw:text-style-name="P2" draw:layer="layout" draw:type="line" svg:x1="16.405cm" svg:y1="11.7cm" svg:x2="12.665cm" svg:y2="11.7cm" draw:start-shape="id27" draw:start-glue-point="3" draw:end-shape="id28" draw:end-glue-point="1" svg:d="m16405 11700h-3740">
          <text:p text:style-name="P3"/>
        </draw:connector>
        <draw:connector draw:style-name="gr16" draw:text-style-name="P2" draw:layer="layout" draw:type="line" svg:x1="9.172cm" svg:y1="11.065cm" svg:x2="9.173cm" svg:y2="9.135cm" draw:start-shape="id28" draw:start-glue-point="0" draw:end-shape="id29" draw:end-glue-point="2" svg:d="m9172 11065 1-1930">
          <text:p text:style-name="P3"/>
        </draw:connector>
        <draw:connector draw:style-name="gr14" draw:text-style-name="P2" draw:layer="layout" draw:type="line" svg:x1="9.172cm" svg:y1="14.005cm" svg:x2="9.172cm" svg:y2="12.335cm" draw:start-shape="id30" draw:start-glue-point="0" draw:end-shape="id28" draw:end-glue-point="2" svg:d="m9172 14005v-1670">
          <text:p text:style-name="P3"/>
        </draw:connector>
        <draw:rect draw:style-name="gr4" draw:text-style-name="P1" draw:id="id31" draw:layer="layout" svg:width="6.985cm" svg:height="1.27cm" svg:x="16.392cm" svg:y="6.985cm">
          <text:p text:style-name="P1">PriorityMassLoader</text:p>
        </draw:rect>
        <draw:connector draw:style-name="gr3" draw:text-style-name="P2" draw:layer="layout" draw:type="line" svg:x1="19.897cm" svg:y1="11.065cm" svg:x2="19.884cm" svg:y2="8.255cm" draw:start-shape="id27" draw:start-glue-point="0" draw:end-shape="id31" draw:end-glue-point="2" svg:d="m19897 11065-13-2810">
          <text:p text:style-name="P1">extends</text:p>
        </draw:connector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CompositeMassLoader</text:p>
          </draw:text-box>
        </draw:frame>
        <draw:rect draw:style-name="gr4" draw:text-style-name="P1" draw:layer="layout" svg:width="0.635cm" svg:height="0.635cm" svg:x="0.635cm" svg:y="17.78cm">
          <text:p text:style-name="P3"/>
        </draw:rect>
        <draw:frame draw:style-name="gr5" draw:text-style-name="P3" draw:layer="layout" svg:width="7.62cm" svg:height="0.962cm" svg:x="1.305cm" svg:y="17.615cm">
          <draw:text-box>
            <text:p text:style-name="P3">Classes</text:p>
          </draw:text-box>
        </draw:frame>
        <draw:rect draw:style-name="gr2" draw:text-style-name="P2" draw:layer="layout" svg:width="0.635cm" svg:height="0.635cm" svg:x="0.635cm" svg:y="19.05cm">
          <text:p text:style-name="P3"/>
        </draw:rect>
        <draw:frame draw:style-name="gr5" draw:text-style-name="P3" draw:layer="layout" svg:width="7.62cm" svg:height="0.962cm" svg:x="1.305cm" svg:y="18.915cm">
          <draw:text-box>
            <text:p text:style-name="P3">Interfaces</text:p>
          </draw:text-box>
        </draw:frame>
        <draw:rect draw:style-name="gr4" draw:text-style-name="P1" draw:id="id32" draw:layer="layout" svg:width="6.985cm" svg:height="1.27cm" svg:x="16.275cm" svg:y="8.295cm">
          <text:p text:style-name="P1">CompositeMassLoader</text:p>
        </draw:rect>
        <draw:rect draw:style-name="gr4" draw:text-style-name="P1" draw:id="id33" draw:layer="layout" svg:width="6.985cm" svg:height="1.27cm" svg:x="4.61cm" svg:y="9.49cm">
          <text:p text:style-name="P1">LoadableFileFactory</text:p>
        </draw:rect>
        <draw:connector draw:style-name="gr8" draw:text-style-name="P2" draw:layer="layout" draw:type="line" svg:x1="16.275cm" svg:y1="8.93cm" svg:x2="11.595cm" svg:y2="10.125cm" draw:start-shape="id32" draw:start-glue-point="3" draw:end-shape="id33" svg:d="m16275 8930-4680 1195">
          <text:p text:style-name="P3"/>
        </draw:connector>
        <draw:rect draw:style-name="gr4" draw:text-style-name="P1" draw:id="id34" draw:layer="layout" svg:width="6.985cm" svg:height="1.27cm" svg:x="4.611cm" svg:y="7.09cm">
          <text:p text:style-name="P1">MassLoader</text:p>
        </draw:rect>
        <draw:connector draw:style-name="gr8" draw:text-style-name="P2" draw:layer="layout" draw:type="line" svg:x1="16.275cm" svg:y1="8.93cm" svg:x2="11.596cm" svg:y2="7.725cm" draw:start-shape="id32" draw:start-glue-point="3" draw:end-shape="id34" draw:end-glue-point="1" svg:d="m16275 8930-4679-1205">
          <text:p text:style-name="P3"/>
        </draw:connector>
        <draw:rect draw:style-name="gr4" draw:text-style-name="P1" draw:id="id35" draw:layer="layout" svg:width="8.891cm" svg:height="1.27cm" svg:x="15.332cm" svg:y="13.395cm">
          <text:p text:style-name="P1">CompositePriorityMassLoader</text:p>
        </draw:rect>
        <draw:connector draw:style-name="gr3" draw:text-style-name="P2" draw:layer="layout" draw:type="line" svg:x1="19.777cm" svg:y1="13.395cm" svg:x2="19.767cm" svg:y2="9.565cm" draw:start-shape="id35" draw:start-glue-point="0" draw:end-shape="id32" draw:end-glue-point="2" svg:d="m19777 13395-10-3830">
          <text:p text:style-name="P1">extends</text:p>
        </draw:connector>
        <draw:rect draw:style-name="gr4" draw:text-style-name="P1" draw:id="id36" draw:layer="layout" svg:width="6.985cm" svg:height="1.27cm" svg:x="4.612cm" svg:y="13.39cm">
          <text:p text:style-name="P1">PriorityMassLoader</text:p>
        </draw:rect>
        <draw:connector draw:style-name="gr8" draw:text-style-name="P2" draw:layer="layout" draw:type="line" svg:x1="15.332cm" svg:y1="14.03cm" svg:x2="11.597cm" svg:y2="14.025cm" draw:start-shape="id35" draw:start-glue-point="3" draw:end-shape="id36" draw:end-glue-point="1" svg:d="m15332 14030-3735-5">
          <text:p text:style-name="P3"/>
        </draw:connector>
        <draw:connector draw:style-name="gr17" draw:text-style-name="P2" draw:id="id37" draw:layer="layout" draw:type="line" svg:x1="4.612cm" svg:y1="14.025cm" svg:x2="2.464cm" svg:y2="10.244cm" draw:start-shape="id36" draw:start-glue-point="3" svg:d="m4612 14025-2148-3781">
          <text:p text:style-name="P1">extends</text:p>
        </draw:connector>
        <draw:connector draw:style-name="gr7" draw:text-style-name="P2" draw:layer="layout" draw:type="line" svg:x1="2.464cm" svg:y1="10.244cm" svg:x2="4.611cm" svg:y2="7.725cm" draw:start-shape="id37" draw:start-glue-point="3" draw:end-shape="id34" draw:end-glue-point="3" svg:d="m2464 10244 2147-2519">
          <text:p text:style-name="P3"/>
        </draw:connector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2" draw:text-style-name="P4" draw:layer="backgroundobjects" svg:width="8.875cm" svg:height="1.448cm" svg:x="9.576cm" svg:y="19.131cm" presentation:class="footer">
        <draw:text-box>
          <text:p text:style-name="P4"><presentation:footer/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draw:frame draw:style-name="gr3" draw:text-style-name="P3" draw:layer="backgroundobjects" svg:width="4.445cm" svg:height="0.962cm" svg:x="0.535cm" svg:y="0.535cm">
        <draw:text-box>
          <text:p text:style-name="P3">Masapi 1.5</text:p>
        </draw:text-box>
      </draw:frame>
      <draw:frame draw:style-name="gr3" draw:text-style-name="P3" draw:layer="backgroundobjects" svg:width="4.445cm" svg:height="0.962cm" svg:x="22.936cm" svg:y="0.535cm">
        <draw:text-box>
          <text:p text:style-name="P3">Cédric Tabin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édric Tabin</meta:initial-creator>
    <meta:creation-date>2008-07-02T15:08:17</meta:creation-date>
    <dc:creator>Cédric Tabin</dc:creator>
    <dc:date>2008-07-02T16:47:03</dc:date>
    <meta:editing-cycles>31</meta:editing-cycles>
    <meta:editing-duration>PT1H38M54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